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256in"/>
    </style:style>
    <style:style style:name="co2" style:family="table-column">
      <style:table-column-properties fo:break-before="auto" style:column-width="0.6516in"/>
    </style:style>
    <style:style style:name="co3" style:family="table-column">
      <style:table-column-properties fo:break-before="auto" style:column-width="4.239in"/>
    </style:style>
    <style:style style:name="co4" style:family="table-column">
      <style:table-column-properties fo:break-before="auto" style:column-width="1.3819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1.5154in"/>
    </style:style>
    <style:style style:name="co7" style:family="table-column">
      <style:table-column-properties fo:break-before="auto" style:column-width="0.9071in"/>
    </style:style>
    <style:style style:name="co8" style:family="table-column">
      <style:table-column-properties fo:break-before="auto" style:column-width="2.2457in"/>
    </style:style>
    <style:style style:name="co9" style:family="table-column">
      <style:table-column-properties fo:break-before="auto" style:column-width="2.9898in"/>
    </style:style>
    <style:style style:name="co10" style:family="table-column">
      <style:table-column-properties fo:break-before="auto" style:column-width="2.0598in"/>
    </style:style>
    <style:style style:name="co11" style:family="table-column">
      <style:table-column-properties fo:break-before="auto" style:column-width="2.6972in"/>
    </style:style>
    <style:style style:name="co12" style:family="table-column">
      <style:table-column-properties fo:break-before="auto" style:column-width="2.4311in"/>
    </style:style>
    <style:style style:name="co13" style:family="table-column">
      <style:table-column-properties fo:break-before="auto" style:column-width="1.1693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2209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448in" fo:break-before="auto" style:use-optimal-row-height="true"/>
    </style:style>
    <style:style style:name="ta1" style:family="table" style:master-page-name="PageStyle_5f_Linearity_20_Report_20_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2.49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808080" style:vertical-align="bottom" style:vertical-justify="auto"/>
      <style:paragraph-properties fo:text-align="center" css3t:text-justify="auto" fo:margin-left="0in" style:writing-mode="page"/>
      <style:text-properties fo:color="#00008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2.49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808080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808080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118">
      <style:table-cell-properties fo:border-bottom="2.49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808080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1000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808080" style:vertical-align="bottom" style:vertical-justify="auto"/>
      <style:paragraph-properties css3t:text-justify="auto" fo:margin-left="0in" style:writing-mode="page"/>
    </style:style>
    <style:style style:name="ce7" style:family="table-cell" style:parent-style-name="Default" style:data-style-name="N10000">
      <style:table-cell-properties fo:border-bottom="2.49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808080" style:vertical-align="bottom" style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order-bottom="2.49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80808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80808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18">
      <style:table-cell-properties fo:background-color="#00dc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18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18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2.49pt solid #000000" fo:background-color="#ffff99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28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2.4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18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18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2.49pt solid #000000" fo:background-color="#ffff99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nearity Repor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Microsoft Excel 14.0 Linearity Repo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ksheet: [EvenStarFarmRevisited.xlsx]Sheet1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eport Created: 5/19/2014 4:38:23 PM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Objective Cell (Max)</text:p>
          </table:table-cell>
          <table:table-cell table:number-columns-repeated="1023"/>
        </table:table-row>
        <table:table-row table:style-name="ro2">
          <table:table-cell/>
          <table:table-cell table:style-name="ce2" office:value-type="string">
            <text:p>Cell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Original Value</text:p>
          </table:table-cell>
          <table:table-cell table:style-name="ce2" office:value-type="string">
            <text:p>Final Value</text:p>
          </table:table-cell>
          <table:table-cell table:style-name="ce2" office:value-type="string">
            <text:p>Linear Function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$A$37</text:p>
          </table:table-cell>
          <table:table-cell table:style-name="ce3" office:value-type="string">
            <text:p>Objective: Maximize total profit</text:p>
          </table:table-cell>
          <table:table-cell table:number-columns-repeated="2" table:style-name="ce5" office:value-type="float" office:value="0">
            <text:p>$0.00 </text:p>
          </table:table-cell>
          <table:table-cell table:style-name="ce8" office:value-type="string">
            <text:p>N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Variable Cells</text:p>
          </table:table-cell>
          <table:table-cell table:number-columns-repeated="1023"/>
        </table:table-row>
        <table:table-row table:style-name="ro2">
          <table:table-cell/>
          <table:table-cell table:style-name="ce2" office:value-type="string">
            <text:p>Cell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Original Value</text:p>
          </table:table-cell>
          <table:table-cell table:style-name="ce2" office:value-type="string">
            <text:p>Final Value</text:p>
          </table:table-cell>
          <table:table-cell table:style-name="ce2" office:value-type="string">
            <text:p>Occurs Linearly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26</text:p>
          </table:table-cell>
          <table:table-cell table:style-name="ce4" office:value-type="string">
            <text:p>Tomatoes (large) Cases to Restaurants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C$26</text:p>
          </table:table-cell>
          <table:table-cell table:style-name="ce4" office:value-type="string">
            <text:p>Tomatoes (large) Cases to CSA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D$26</text:p>
          </table:table-cell>
          <table:table-cell table:style-name="ce4" office:value-type="string">
            <text:p>Tomatoes (large) Cases to Farmers' Market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27</text:p>
          </table:table-cell>
          <table:table-cell table:style-name="ce4" office:value-type="string">
            <text:p>Tomatoes (small) Cases to Restaurants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C$27</text:p>
          </table:table-cell>
          <table:table-cell table:style-name="ce4" office:value-type="string">
            <text:p>Tomatoes (small) Cases to CSA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D$27</text:p>
          </table:table-cell>
          <table:table-cell table:style-name="ce4" office:value-type="string">
            <text:p>Tomatoes (small) Cases to Farmers' Market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28</text:p>
          </table:table-cell>
          <table:table-cell table:style-name="ce4" office:value-type="string">
            <text:p>Watermelon Cases to Restaurants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C$28</text:p>
          </table:table-cell>
          <table:table-cell table:style-name="ce4" office:value-type="string">
            <text:p>Watermelon Cases to CSA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D$28</text:p>
          </table:table-cell>
          <table:table-cell table:style-name="ce4" office:value-type="string">
            <text:p>Watermelon Cases to Farmers' Market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29</text:p>
          </table:table-cell>
          <table:table-cell table:style-name="ce4" office:value-type="string">
            <text:p>Okra Cases to Restaurants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C$29</text:p>
          </table:table-cell>
          <table:table-cell table:style-name="ce4" office:value-type="string">
            <text:p>Okra Cases to CSA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D$29</text:p>
          </table:table-cell>
          <table:table-cell table:style-name="ce4" office:value-type="string">
            <text:p>Okra Cases to Farmers' Market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30</text:p>
          </table:table-cell>
          <table:table-cell table:style-name="ce4" office:value-type="string">
            <text:p>Basil Cases to Restaurants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C$30</text:p>
          </table:table-cell>
          <table:table-cell table:style-name="ce4" office:value-type="string">
            <text:p>Basil Cases to CSA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D$30</text:p>
          </table:table-cell>
          <table:table-cell table:style-name="ce4" office:value-type="string">
            <text:p>Basil Cases to Farmers' Market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31</text:p>
          </table:table-cell>
          <table:table-cell table:style-name="ce4" office:value-type="string">
            <text:p>Cucumbers Cases to Restaurants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C$31</text:p>
          </table:table-cell>
          <table:table-cell table:style-name="ce4" office:value-type="string">
            <text:p>Cucumbers Cases to CSA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D$31</text:p>
          </table:table-cell>
          <table:table-cell table:style-name="ce4" office:value-type="string">
            <text:p>Cucumbers Cases to Farmers' Market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32</text:p>
          </table:table-cell>
          <table:table-cell table:style-name="ce4" office:value-type="string">
            <text:p>Sweet Potatoes Cases to Restaurants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C$32</text:p>
          </table:table-cell>
          <table:table-cell table:style-name="ce4" office:value-type="string">
            <text:p>Sweet Potatoes Cases to CSA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D$32</text:p>
          </table:table-cell>
          <table:table-cell table:style-name="ce4" office:value-type="string">
            <text:p>Sweet Potatoes Cases to Farmers' Market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33</text:p>
          </table:table-cell>
          <table:table-cell table:style-name="ce4" office:value-type="string">
            <text:p>Winter Squash Cases to Restaurants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C$33</text:p>
          </table:table-cell>
          <table:table-cell table:style-name="ce4" office:value-type="string">
            <text:p>Winter Squash Cases to CSA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D$33</text:p>
          </table:table-cell>
          <table:table-cell table:style-name="ce4" office:value-type="string">
            <text:p>Winter Squash Cases to Farmers' Market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34</text:p>
          </table:table-cell>
          <table:table-cell table:style-name="ce4" office:value-type="string">
            <text:p>participates in chan? Cases to Restaurants</text:p>
          </table:table-cell>
          <table:table-cell table:number-columns-repeated="2" table:style-name="ce6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C$34</text:p>
          </table:table-cell>
          <table:table-cell table:style-name="ce4" office:value-type="string">
            <text:p>participates in chan? Cases to CSA</text:p>
          </table:table-cell>
          <table:table-cell table:number-columns-repeated="2" table:style-name="ce6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$D$34</text:p>
          </table:table-cell>
          <table:table-cell table:style-name="ce3" office:value-type="string">
            <text:p>participates in chan? Cases to Farmers' Market</text:p>
          </table:table-cell>
          <table:table-cell table:number-columns-repeated="2" table:style-name="ce7" office:value-type="float" office:value="0">
            <text:p>0</text:p>
          </table:table-cell>
          <table:table-cell table:style-name="ce3" office:value-type="string">
            <text:p>Ye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Constraints</text:p>
          </table:table-cell>
          <table:table-cell table:number-columns-repeated="1023"/>
        </table:table-row>
        <table:table-row table:style-name="ro2">
          <table:table-cell/>
          <table:table-cell table:style-name="ce2" office:value-type="string">
            <text:p>Cell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Cell Value</text:p>
          </table:table-cell>
          <table:table-cell table:style-name="ce2" office:value-type="string">
            <text:p>Formula</text:p>
          </table:table-cell>
          <table:table-cell table:style-name="ce2" office:value-type="string">
            <text:p>Linear Func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40</text:p>
          </table:table-cell>
          <table:table-cell table:style-name="ce4" office:value-type="string">
            <text:p>Tomato (large) limit LHS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$B$40&lt;=$D$40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41</text:p>
          </table:table-cell>
          <table:table-cell table:style-name="ce4" office:value-type="string">
            <text:p>Tomato (small) limit LHS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$B$41&lt;=$D$41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42</text:p>
          </table:table-cell>
          <table:table-cell table:style-name="ce4" office:value-type="string">
            <text:p>Watermelon limit LHS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$B$42&lt;=$D$42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43</text:p>
          </table:table-cell>
          <table:table-cell table:style-name="ce4" office:value-type="string">
            <text:p>Okra limit LHS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$B$43&lt;=$D$43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44</text:p>
          </table:table-cell>
          <table:table-cell table:style-name="ce4" office:value-type="string">
            <text:p>Basil limit LHS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$B$44&lt;=$D$44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45</text:p>
          </table:table-cell>
          <table:table-cell table:style-name="ce4" office:value-type="string">
            <text:p>Cucumbers limit LHS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$B$45&lt;=$D$45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46</text:p>
          </table:table-cell>
          <table:table-cell table:style-name="ce4" office:value-type="string">
            <text:p>Sweet Potatoes limit LHS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$B$46&lt;=$D$46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47</text:p>
          </table:table-cell>
          <table:table-cell table:style-name="ce4" office:value-type="string">
            <text:p>Winter Squash limit LHS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$B$47&lt;=$D$47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53</text:p>
          </table:table-cell>
          <table:table-cell table:style-name="ce4" office:value-type="string">
            <text:p>total cases sold to rest LHS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$B$53&lt;=$D$53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$B$54</text:p>
          </table:table-cell>
          <table:table-cell table:style-name="ce4" office:value-type="string">
            <text:p>total cases sold to csa LHS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$B$54&lt;=$D$54</text:p>
          </table:table-cell>
          <table:table-cell table:style-name="ce4" office:value-type="string">
            <text:p>Ye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$B$55</text:p>
          </table:table-cell>
          <table:table-cell table:style-name="ce3" office:value-type="string">
            <text:p>total cases sold to farm LHS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$B$55&lt;=$D$55</text:p>
          </table:table-cell>
          <table:table-cell table:style-name="ce3" office:value-type="string">
            <text:p>Yes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9" table:default-cell-style-name="Default"/>
        <table:table-row table:style-name="ro1">
          <table:table-cell table:style-name="ce10" office:value-type="string">
            <text:p>EVEN' STAR ORGANIC PRODUCE</text:p>
          </table:table-cell>
          <table:table-cell table:style-name="ce11" table:number-columns-repeated="4"/>
          <table:table-cell table:number-columns-repeated="1019"/>
        </table:table-row>
        <table:table-row table:style-name="ro1">
          <table:table-cell table:style-name="ce11" table:number-columns-repeated="5"/>
          <table:table-cell table:number-columns-repeated="1019"/>
        </table:table-row>
        <table:table-row table:style-name="ro1">
          <table:table-cell table:style-name="ce11" office:value-type="string">
            <text:p>Produce Data</text:p>
          </table:table-cell>
          <table:table-cell table:style-name="ce11" table:number-columns-repeated="4"/>
          <table:table-cell table:number-columns-repeated="1019"/>
        </table:table-row>
        <table:table-row table:style-name="ro2">
          <table:table-cell table:style-name="ce11" table:number-columns-repeated="5"/>
          <table:table-cell table:number-columns-repeated="1019"/>
        </table:table-row>
        <table:table-row table:style-name="ro2">
          <table:table-cell table:style-name="ce12" office:value-type="string">
            <text:p>Produce</text:p>
          </table:table-cell>
          <table:table-cell table:style-name="ce18" office:value-type="string">
            <text:p>Number of Available Cases</text:p>
          </table:table-cell>
          <table:table-cell table:style-name="ce21" office:value-type="string">
            <text:p>Restaurant Price</text:p>
          </table:table-cell>
          <table:table-cell table:style-name="ce21" office:value-type="string">
            <text:p>CSA Price</text:p>
          </table:table-cell>
          <table:table-cell table:style-name="ce32" office:value-type="string">
            <text:p>Farmer's Market Price</text:p>
          </table:table-cell>
          <table:table-cell table:number-columns-repeated="1019"/>
        </table:table-row>
        <table:table-row table:style-name="ro3">
          <table:table-cell table:style-name="ce13" office:value-type="string">
            <text:p>Tomatoes (large)</text:p>
          </table:table-cell>
          <table:table-cell table:style-name="ce19" office:value-type="float" office:value="406">
            <text:p>406</text:p>
          </table:table-cell>
          <table:table-cell table:style-name="ce22" office:value-type="float" office:value="40">
            <text:p>$40.00 </text:p>
          </table:table-cell>
          <table:table-cell table:style-name="ce22" office:value-type="float" office:value="36">
            <text:p>$36.00 </text:p>
          </table:table-cell>
          <table:table-cell table:formula="of:=[.F6]*1.25" office:value-type="float" office:value="47.8125">
            <text:p>47.8125</text:p>
          </table:table-cell>
          <table:table-cell table:style-name="ce33" office:value-type="float" office:value="38.25">
            <text:p>$38.25 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Tomatoes (small)</text:p>
          </table:table-cell>
          <table:table-cell table:style-name="ce19" office:value-type="float" office:value="608">
            <text:p>608</text:p>
          </table:table-cell>
          <table:table-cell table:style-name="ce22" office:value-type="float" office:value="26">
            <text:p>$26.00 </text:p>
          </table:table-cell>
          <table:table-cell table:style-name="ce22" office:value-type="float" office:value="36">
            <text:p>$36.00 </text:p>
          </table:table-cell>
          <table:table-cell table:formula="of:=[.F7]*1.25" office:value-type="float" office:value="42.5">
            <text:p>42.5</text:p>
          </table:table-cell>
          <table:table-cell table:style-name="ce33" office:value-type="float" office:value="34">
            <text:p>$34.00 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Watermelon</text:p>
          </table:table-cell>
          <table:table-cell table:style-name="ce19" office:value-type="float" office:value="167">
            <text:p>167</text:p>
          </table:table-cell>
          <table:table-cell table:number-columns-repeated="2" table:style-name="ce22" office:value-type="float" office:value="20">
            <text:p>$20.00 </text:p>
          </table:table-cell>
          <table:table-cell table:formula="of:=[.F8]*1.25" office:value-type="float" office:value="25.3125">
            <text:p>25.3125</text:p>
          </table:table-cell>
          <table:table-cell table:style-name="ce33" office:value-type="float" office:value="20.25">
            <text:p>$20.25 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Okra</text:p>
          </table:table-cell>
          <table:table-cell table:style-name="ce19" office:value-type="float" office:value="76">
            <text:p>76</text:p>
          </table:table-cell>
          <table:table-cell table:style-name="ce22" office:value-type="float" office:value="24">
            <text:p>$24.00 </text:p>
          </table:table-cell>
          <table:table-cell table:style-name="ce22" office:value-type="float" office:value="36">
            <text:p>$36.00 </text:p>
          </table:table-cell>
          <table:table-cell table:formula="of:=[.F9]*1.25" office:value-type="float" office:value="42.5">
            <text:p>42.5</text:p>
          </table:table-cell>
          <table:table-cell table:style-name="ce33" office:value-type="float" office:value="34">
            <text:p>$34.00 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Basil</text:p>
          </table:table-cell>
          <table:table-cell table:style-name="ce19" office:value-type="float" office:value="72">
            <text:p>72</text:p>
          </table:table-cell>
          <table:table-cell table:style-name="ce22" office:value-type="float" office:value="18">
            <text:p>$18.00 </text:p>
          </table:table-cell>
          <table:table-cell table:style-name="ce22" office:value-type="float" office:value="24">
            <text:p>$24.00 </text:p>
          </table:table-cell>
          <table:table-cell table:formula="of:=[.F10]*1.25" office:value-type="float" office:value="26.5625">
            <text:p>26.5625</text:p>
          </table:table-cell>
          <table:table-cell table:style-name="ce33" office:value-type="float" office:value="21.25">
            <text:p>$21.25 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Cucumbers</text:p>
          </table:table-cell>
          <table:table-cell table:style-name="ce19" office:value-type="float" office:value="251">
            <text:p>251</text:p>
          </table:table-cell>
          <table:table-cell table:number-columns-repeated="2" table:style-name="ce22" office:value-type="float" office:value="24">
            <text:p>$24.00 </text:p>
          </table:table-cell>
          <table:table-cell table:formula="of:=[.F11]*1.25" office:value-type="float" office:value="31.5">
            <text:p>31.5</text:p>
          </table:table-cell>
          <table:table-cell table:style-name="ce33" office:value-type="float" office:value="25.2">
            <text:p>$25.20 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Sweet Potatoes</text:p>
          </table:table-cell>
          <table:table-cell table:style-name="ce19" office:value-type="float" office:value="107">
            <text:p>107</text:p>
          </table:table-cell>
          <table:table-cell table:number-columns-repeated="2" table:style-name="ce22" office:value-type="float" office:value="36">
            <text:p>$36.00 </text:p>
          </table:table-cell>
          <table:table-cell table:formula="of:=[.F12]*1.25" office:value-type="float" office:value="45">
            <text:p>45</text:p>
          </table:table-cell>
          <table:table-cell table:style-name="ce33" office:value-type="float" office:value="36">
            <text:p>$36.00 </text:p>
          </table:table-cell>
          <table:table-cell table:number-columns-repeated="1018"/>
        </table:table-row>
        <table:table-row table:style-name="ro3">
          <table:table-cell table:style-name="ce14" office:value-type="string">
            <text:p>Winter Squash</text:p>
          </table:table-cell>
          <table:table-cell table:style-name="ce20" office:value-type="float" office:value="133">
            <text:p>133</text:p>
          </table:table-cell>
          <table:table-cell table:number-columns-repeated="2" table:style-name="ce23" office:value-type="float" office:value="36">
            <text:p>$36.00 </text:p>
          </table:table-cell>
          <table:table-cell table:formula="of:=[.F13]*1.25" office:value-type="float" office:value="45">
            <text:p>45</text:p>
          </table:table-cell>
          <table:table-cell table:style-name="ce34" office:value-type="float" office:value="36">
            <text:p>$36.00 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1" table:formula="of:=SUM([.B6:.B13])" office:value-type="float" office:value="1820">
            <text:p>1820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11" table:number-columns-repeated="5"/>
          <table:table-cell table:number-columns-repeated="1019"/>
        </table:table-row>
        <table:table-row table:style-name="ro1">
          <table:table-cell table:style-name="ce11" office:value-type="string">
            <text:p>Cost Data</text:p>
          </table:table-cell>
          <table:table-cell table:style-name="ce11" table:number-columns-repeated="4"/>
          <table:table-cell table:number-columns-repeated="1019"/>
        </table:table-row>
        <table:table-row table:style-name="ro2">
          <table:table-cell table:style-name="ce11" table:number-columns-repeated="5"/>
          <table:table-cell table:number-columns-repeated="1019"/>
        </table:table-row>
        <table:table-row table:style-name="ro2">
          <table:table-cell table:style-name="ce12"/>
          <table:table-cell table:style-name="ce21" office:value-type="string">
            <text:p>Restaurant</text:p>
          </table:table-cell>
          <table:table-cell table:style-name="ce21" office:value-type="string">
            <text:p>CSA</text:p>
          </table:table-cell>
          <table:table-cell table:style-name="ce32" office:value-type="string">
            <text:p>Farmer's Market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3" office:value-type="string">
            <text:p>Cost per Client</text:p>
          </table:table-cell>
          <table:table-cell table:style-name="ce22" office:value-type="float" office:value="214.4">
            <text:p>$214.40 </text:p>
          </table:table-cell>
          <table:table-cell table:style-name="ce22" office:value-type="float" office:value="31.68">
            <text:p>$31.68 </text:p>
          </table:table-cell>
          <table:table-cell table:style-name="ce33" office:value-type="float" office:value="0">
            <text:p>$0.00 </text:p>
          </table:table-cell>
          <table:table-cell table:style-name="ce11"/>
          <table:table-cell table:number-columns-repeated="1019"/>
        </table:table-row>
        <table:table-row table:style-name="ro3">
          <table:table-cell table:style-name="ce14" office:value-type="string">
            <text:p>Entry Cost</text:p>
          </table:table-cell>
          <table:table-cell table:style-name="ce23" office:value-type="float" office:value="1495.5">
            <text:p>$1,495.50 </text:p>
          </table:table-cell>
          <table:table-cell table:style-name="ce23" office:value-type="float" office:value="730.5">
            <text:p>$730.50 </text:p>
          </table:table-cell>
          <table:table-cell table:style-name="ce34" office:value-type="float" office:value="5833.5">
            <text:p>$5,833.50 </text:p>
          </table:table-cell>
          <table:table-cell table:number-columns-repeated="1020"/>
        </table:table-row>
        <table:table-row table:style-name="ro1" table:number-rows-repeated="2">
          <table:table-cell table:style-name="ce11" table:number-columns-repeated="5"/>
          <table:table-cell table:number-columns-repeated="1019"/>
        </table:table-row>
        <table:table-row table:style-name="ro1">
          <table:table-cell table:style-name="ce15" office:value-type="string">
            <text:p>Decision Variables: Number of cases of each type of produce to sell in each channel</text:p>
          </table:table-cell>
          <table:table-cell table:style-name="ce11" table:number-columns-repeated="4"/>
          <table:table-cell table:number-columns-repeated="1019"/>
        </table:table-row>
        <table:table-row table:style-name="ro2">
          <table:table-cell table:style-name="ce11" table:number-columns-repeated="5"/>
          <table:table-cell table:number-columns-repeated="1019"/>
        </table:table-row>
        <table:table-row table:style-name="ro2">
          <table:table-cell table:style-name="ce12" office:value-type="string">
            <text:p>Produce</text:p>
          </table:table-cell>
          <table:table-cell table:style-name="ce21" office:value-type="string">
            <text:p>Cases to Restaurants</text:p>
          </table:table-cell>
          <table:table-cell table:style-name="ce21" office:value-type="string">
            <text:p>Cases to CSA</text:p>
          </table:table-cell>
          <table:table-cell table:style-name="ce32" office:value-type="string">
            <text:p>Cases to Farmers' Market</text:p>
          </table:table-cell>
          <table:table-cell table:style-name="ce11"/>
          <table:table-cell table:number-columns-repeated="1019"/>
        </table:table-row>
        <table:table-row table:style-name="ro4">
          <table:table-cell table:style-name="ce13" office:value-type="string">
            <text:p>Tomatoes (large)</text:p>
          </table:table-cell>
          <table:table-cell table:style-name="ce24" office:value-type="float" office:value="406">
            <text:p>406</text:p>
          </table:table-cell>
          <table:table-cell table:style-name="ce28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4">
          <table:table-cell table:style-name="ce13" office:value-type="string">
            <text:p>Tomatoes (small)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608">
            <text:p>608</text:p>
          </table:table-cell>
          <table:table-cell table:style-name="ce36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4">
          <table:table-cell table:style-name="ce13" office:value-type="string">
            <text:p>Watermelon</text:p>
          </table:table-cell>
          <table:table-cell table:style-name="ce25" office:value-type="float" office:value="167">
            <text:p>167</text:p>
          </table:table-cell>
          <table:table-cell table:style-name="ce29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4">
          <table:table-cell table:style-name="ce13" office:value-type="string">
            <text:p>Okra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76">
            <text:p>76</text:p>
          </table:table-cell>
          <table:table-cell table:style-name="ce36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4">
          <table:table-cell table:style-name="ce13" office:value-type="string">
            <text:p>Basil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72">
            <text:p>72</text:p>
          </table:table-cell>
          <table:table-cell table:style-name="ce36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4">
          <table:table-cell table:style-name="ce13" office:value-type="string">
            <text:p>Cucumbers</text:p>
          </table:table-cell>
          <table:table-cell table:style-name="ce25" office:value-type="float" office:value="251">
            <text:p>251</text:p>
          </table:table-cell>
          <table:table-cell table:style-name="ce29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4">
          <table:table-cell table:style-name="ce13" office:value-type="string">
            <text:p>Sweet Potatoes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107">
            <text:p>107</text:p>
          </table:table-cell>
          <table:table-cell table:style-name="ce36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4">
          <table:table-cell table:style-name="ce14" office:value-type="string">
            <text:p>Winter Squash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133">
            <text:p>133</text:p>
          </table:table-cell>
          <table:table-cell table:style-name="ce36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4">
          <table:table-cell table:style-name="ce11" office:value-type="string">
            <text:p>participates in chan?</text:p>
          </table:table-cell>
          <table:table-cell table:style-name="ce26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4">
          <table:table-cell table:style-name="ce11"/>
          <table:table-cell table:style-name="ce11" table:formula="of:=SUM([.B26:.B33])" office:value-type="float" office:value="824">
            <text:p>824</text:p>
          </table:table-cell>
          <table:table-cell table:style-name="ce11" table:number-columns-repeated="3"/>
          <table:table-cell table:number-columns-repeated="1019"/>
        </table:table-row>
        <table:table-row table:style-name="ro5">
          <table:table-cell table:style-name="ce11" office:value-type="string">
            <text:p>Objective: Maximize total profit</text:p>
          </table:table-cell>
          <table:table-cell table:style-name="ce11" table:number-columns-repeated="4"/>
          <table:table-cell table:number-columns-repeated="1019"/>
        </table:table-row>
        <table:table-row table:style-name="ro4">
          <table:table-cell table:style-name="ce16" table:formula="of:=SUMPRODUCT([.B26:.D33];[.C6:.E13]) - [.B34]*[.B19]*(SUM([.B26:.B33])/119) - [.B34]*[.B20] - [.C34]*[.C19]*(SUMPRODUCT([.C26:.C33];[.D6:.D13])/400) - [.C34]*[.C20] - [.D34]*[.D20]" office:value-type="float" office:value="54114.0487260504">
            <text:p>$54,114.05 </text:p>
          </table:table-cell>
          <table:table-cell table:style-name="ce11" table:formula="of:=[.A37]-49956.39" office:value-type="float" office:value="4157.65872605042">
            <text:p>4157.6587260504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11" table:number-columns-repeated="5"/>
          <table:table-cell table:number-columns-repeated="1019"/>
        </table:table-row>
        <table:table-row table:style-name="ro1">
          <table:table-cell table:style-name="ce17" office:value-type="string">
            <text:p>Constraints</text:p>
          </table:table-cell>
          <table:table-cell table:style-name="ce17" office:value-type="string">
            <text:p>LHS</text:p>
          </table:table-cell>
          <table:table-cell table:style-name="ce31" office:value-type="string">
            <text:p>sign</text:p>
          </table:table-cell>
          <table:table-cell table:style-name="ce38" office:value-type="string">
            <text:p>RHS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string">
            <text:p>Tomato (large) limit</text:p>
          </table:table-cell>
          <table:table-cell table:style-name="ce11" table:formula="of:=SUM([.B26:.D26])" office:value-type="float" office:value="406">
            <text:p>406</text:p>
          </table:table-cell>
          <table:table-cell table:style-name="ce19" office:value-type="string">
            <text:p>&lt;=</text:p>
          </table:table-cell>
          <table:table-cell table:style-name="ce39" office:value-type="float" office:value="406">
            <text:p>406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string">
            <text:p>Tomato (small) limit</text:p>
          </table:table-cell>
          <table:table-cell table:style-name="ce11" table:formula="of:=SUM([.B27:.D27])" office:value-type="float" office:value="608">
            <text:p>608</text:p>
          </table:table-cell>
          <table:table-cell table:style-name="ce19" office:value-type="string">
            <text:p>&lt;=</text:p>
          </table:table-cell>
          <table:table-cell table:style-name="ce39" office:value-type="float" office:value="608">
            <text:p>608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string">
            <text:p>Watermelon limit</text:p>
          </table:table-cell>
          <table:table-cell table:style-name="ce11" table:formula="of:=SUM([.B28:.D28])" office:value-type="float" office:value="167">
            <text:p>167</text:p>
          </table:table-cell>
          <table:table-cell table:style-name="ce19" office:value-type="string">
            <text:p>&lt;=</text:p>
          </table:table-cell>
          <table:table-cell table:style-name="ce39" office:value-type="float" office:value="167">
            <text:p>167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string">
            <text:p>Okra limit</text:p>
          </table:table-cell>
          <table:table-cell table:style-name="ce11" table:formula="of:=SUM([.B29:.D29])" office:value-type="float" office:value="76">
            <text:p>76</text:p>
          </table:table-cell>
          <table:table-cell table:style-name="ce19" office:value-type="string">
            <text:p>&lt;=</text:p>
          </table:table-cell>
          <table:table-cell table:style-name="ce39" office:value-type="float" office:value="76">
            <text:p>76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string">
            <text:p>Basil limit</text:p>
          </table:table-cell>
          <table:table-cell table:style-name="ce11" table:formula="of:=SUM([.B30:.D30])" office:value-type="float" office:value="72">
            <text:p>72</text:p>
          </table:table-cell>
          <table:table-cell table:style-name="ce19" office:value-type="string">
            <text:p>&lt;=</text:p>
          </table:table-cell>
          <table:table-cell table:style-name="ce39" office:value-type="float" office:value="72">
            <text:p>72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string">
            <text:p>Cucumbers limit</text:p>
          </table:table-cell>
          <table:table-cell table:style-name="ce11" table:formula="of:=SUM([.B31:.D31])" office:value-type="float" office:value="251">
            <text:p>251</text:p>
          </table:table-cell>
          <table:table-cell table:style-name="ce19" office:value-type="string">
            <text:p>&lt;=</text:p>
          </table:table-cell>
          <table:table-cell table:style-name="ce39" office:value-type="float" office:value="251">
            <text:p>251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string">
            <text:p>Sweet Potatoes limit</text:p>
          </table:table-cell>
          <table:table-cell table:style-name="ce11" table:formula="of:=SUM([.B32:.D32])" office:value-type="float" office:value="107">
            <text:p>107</text:p>
          </table:table-cell>
          <table:table-cell table:style-name="ce19" office:value-type="string">
            <text:p>&lt;=</text:p>
          </table:table-cell>
          <table:table-cell table:style-name="ce39" office:value-type="float" office:value="107">
            <text:p>107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string">
            <text:p>Winter Squash limit</text:p>
          </table:table-cell>
          <table:table-cell table:style-name="ce11" table:formula="of:=SUM([.B33:.D33])" office:value-type="float" office:value="133">
            <text:p>133</text:p>
          </table:table-cell>
          <table:table-cell table:style-name="ce19" office:value-type="string">
            <text:p>&lt;=</text:p>
          </table:table-cell>
          <table:table-cell table:style-name="ce39" office:value-type="float" office:value="133">
            <text:p>133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table:number-columns-repeated="2"/>
          <table:table-cell table:style-name="ce19"/>
          <table:table-cell table:style-name="ce39"/>
          <table:table-cell table:style-name="ce11"/>
          <table:table-cell table:number-columns-repeated="1019"/>
        </table:table-row>
        <table:table-row table:style-name="ro1">
          <table:table-cell table:style-name="ce11" office:value-type="string">
            <text:p>Farmers Market limit</text:p>
          </table:table-cell>
          <table:table-cell table:style-name="ce11" table:formula="of:=SUM([.D26:.D33])" office:value-type="float" office:value="0">
            <text:p>0</text:p>
          </table:table-cell>
          <table:table-cell table:style-name="ce19" office:value-type="string">
            <text:p>&lt;=</text:p>
          </table:table-cell>
          <table:table-cell table:style-name="ce39" office:value-type="float" office:value="600">
            <text:p>600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string">
            <text:p>Restaurant limit</text:p>
          </table:table-cell>
          <table:table-cell table:style-name="ce11" table:formula="of:=SUM([.B26:.B33])/119" office:value-type="float" office:value="6.92436974789916">
            <text:p>6.9243697479</text:p>
          </table:table-cell>
          <table:table-cell table:style-name="ce19" office:value-type="string">
            <text:p>&lt;=</text:p>
          </table:table-cell>
          <table:table-cell table:style-name="ce39" office:value-type="float" office:value="20">
            <text:p>20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string">
            <text:p>CSA limit</text:p>
          </table:table-cell>
          <table:table-cell table:style-name="ce11" table:formula="of:=SUMPRODUCT([.C26:.C33];[.D6:.D13])/400" office:value-type="float" office:value="87.48">
            <text:p>87.48</text:p>
          </table:table-cell>
          <table:table-cell table:style-name="ce19" office:value-type="string">
            <text:p>&lt;=</text:p>
          </table:table-cell>
          <table:table-cell table:style-name="ce39" office:value-type="float" office:value="90">
            <text:p>90</text:p>
          </table:table-cell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11" office:value-type="string">
            <text:p>total cases sold to rest</text:p>
          </table:table-cell>
          <table:table-cell table:style-name="ce27" table:formula="of:=1820*[.B34]" office:value-type="float" office:value="1820">
            <text:p>1820</text:p>
          </table:table-cell>
          <table:table-cell table:style-name="ce19" office:value-type="string">
            <text:p>&gt;=</text:p>
          </table:table-cell>
          <table:table-cell table:formula="of:=SUM([.B26:.B33])" office:value-type="float" office:value="824">
            <text:p>824</text:p>
          </table:table-cell>
          <table:table-cell table:number-columns-repeated="1020"/>
        </table:table-row>
        <table:table-row table:style-name="ro4">
          <table:table-cell table:style-name="ce11" office:value-type="string">
            <text:p>total cases sold to csa</text:p>
          </table:table-cell>
          <table:table-cell table:style-name="ce27" table:formula="of:=1820*[.C34]" office:value-type="float" office:value="1820">
            <text:p>1820</text:p>
          </table:table-cell>
          <table:table-cell table:style-name="ce19" office:value-type="string">
            <text:p>&gt;=</text:p>
          </table:table-cell>
          <table:table-cell table:formula="of:=SUM([.C26:.C33])" office:value-type="float" office:value="996">
            <text:p>996</text:p>
          </table:table-cell>
          <table:table-cell table:number-columns-repeated="1020"/>
        </table:table-row>
        <table:table-row table:style-name="ro4">
          <table:table-cell table:style-name="ce11" office:value-type="string">
            <text:p>total cases sold to farm</text:p>
          </table:table-cell>
          <table:table-cell table:style-name="ce27" table:formula="of:=1820*[.D34]" office:value-type="float" office:value="0">
            <text:p>0</text:p>
          </table:table-cell>
          <table:table-cell table:style-name="ce19" office:value-type="string">
            <text:p>&gt;=</text:p>
          </table:table-cell>
          <table:table-cell table:formula="of:=SUM([.D26:.D33])"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solver_adj" table:base-cell-address="$'Linearity Report 1'.$A$1" table:cell-range-address="$Sheet1.$B$26:.$D$34"/>
          <table:named-expression table:name="solver_cvg" table:base-cell-address="$'Linearity Report 1'.$A$1" table:expression="0.0001"/>
          <table:named-expression table:name="solver_drv" table:base-cell-address="$'Linearity Report 1'.$A$1" table:expression="2"/>
          <table:named-expression table:name="solver_eng" table:base-cell-address="$'Linearity Report 1'.$A$1" table:expression="2"/>
          <table:named-expression table:name="solver_est" table:base-cell-address="$'Linearity Report 1'.$A$1" table:expression="1"/>
          <table:named-expression table:name="solver_itr" table:base-cell-address="$'Linearity Report 1'.$A$1" table:expression="2147483647"/>
          <table:named-range table:name="solver_lhs1" table:base-cell-address="$'Linearity Report 1'.$A$1" table:cell-range-address="$Sheet1.$B$40:.$B$47"/>
          <table:named-range table:name="solver_lhs2" table:base-cell-address="$'Linearity Report 1'.$A$1" table:cell-range-address="$Sheet1.$B$53:.$B$55"/>
          <table:named-range table:name="solver_lhs3" table:base-cell-address="$'Linearity Report 1'.$A$1" table:cell-range-address="$Sheet1.$B$53:.$B$55"/>
          <table:named-expression table:name="solver_mip" table:base-cell-address="$'Linearity Report 1'.$A$1" table:expression="2147483647"/>
          <table:named-expression table:name="solver_mni" table:base-cell-address="$'Linearity Report 1'.$A$1" table:expression="30"/>
          <table:named-expression table:name="solver_mrt" table:base-cell-address="$'Linearity Report 1'.$A$1" table:expression="0.075"/>
          <table:named-expression table:name="solver_msl" table:base-cell-address="$'Linearity Report 1'.$A$1" table:expression="2"/>
          <table:named-expression table:name="solver_neg" table:base-cell-address="$'Linearity Report 1'.$A$1" table:expression="1"/>
          <table:named-expression table:name="solver_nod" table:base-cell-address="$'Linearity Report 1'.$A$1" table:expression="2147483647"/>
          <table:named-expression table:name="solver_num" table:base-cell-address="$'Linearity Report 1'.$A$1" table:expression="2"/>
          <table:named-expression table:name="solver_nwt" table:base-cell-address="$'Linearity Report 1'.$A$1" table:expression="1"/>
          <table:named-range table:name="solver_opt" table:base-cell-address="$'Linearity Report 1'.$A$1" table:cell-range-address="$Sheet1.$A$37"/>
          <table:named-expression table:name="solver_pre" table:base-cell-address="$'Linearity Report 1'.$A$1" table:expression="0.000001"/>
          <table:named-expression table:name="solver_rbv" table:base-cell-address="$'Linearity Report 1'.$A$1" table:expression="2"/>
          <table:named-expression table:name="solver_rel1" table:base-cell-address="$'Linearity Report 1'.$A$1" table:expression="1"/>
          <table:named-expression table:name="solver_rel2" table:base-cell-address="$'Linearity Report 1'.$A$1" table:expression="1"/>
          <table:named-expression table:name="solver_rel3" table:base-cell-address="$'Linearity Report 1'.$A$1" table:expression="1"/>
          <table:named-range table:name="solver_rhs1" table:base-cell-address="$'Linearity Report 1'.$A$1" table:cell-range-address="$Sheet1.$D$40:.$D$47"/>
          <table:named-range table:name="solver_rhs2" table:base-cell-address="$'Linearity Report 1'.$A$1" table:cell-range-address="$Sheet1.$D$53:.$D$55"/>
          <table:named-range table:name="solver_rhs3" table:base-cell-address="$'Linearity Report 1'.$A$1" table:cell-range-address="$Sheet1.$D$53:.$D$55"/>
          <table:named-expression table:name="solver_rlx" table:base-cell-address="$'Linearity Report 1'.$A$1" table:expression="2"/>
          <table:named-expression table:name="solver_rsd" table:base-cell-address="$'Linearity Report 1'.$A$1" table:expression="0"/>
          <table:named-expression table:name="solver_scl" table:base-cell-address="$'Linearity Report 1'.$A$1" table:expression="2"/>
          <table:named-expression table:name="solver_sho" table:base-cell-address="$'Linearity Report 1'.$A$1" table:expression="2"/>
          <table:named-expression table:name="solver_ssz" table:base-cell-address="$'Linearity Report 1'.$A$1" table:expression="100"/>
          <table:named-expression table:name="solver_tim" table:base-cell-address="$'Linearity Report 1'.$A$1" table:expression="2147483647"/>
          <table:named-expression table:name="solver_tol" table:base-cell-address="$'Linearity Report 1'.$A$1" table:expression="0.01"/>
          <table:named-expression table:name="solver_typ" table:base-cell-address="$'Linearity Report 1'.$A$1" table:expression="1"/>
          <table:named-expression table:name="solver_val" table:base-cell-address="$'Linearity Report 1'.$A$1" table:expression="0"/>
          <table:named-expression table:name="solver_ver" table:base-cell-address="$'Linearity Report 1'.$A$1" table:expression="3"/>
        </table:named-expressions>
      </table:table>
      <table:named-expressions>
        <table:named-expression table:name="__shared_2_0_0" table:base-cell-address="$'Linearity Report 1'.$A$15" table:expression="SUM([.A1:.C1])"/>
        <table:named-expression table:name="__shared_2_1_0" table:base-cell-address="$'Linearity Report 1'.$A$1" table:expression="[.$B$1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10000" number:language="en" number:country="US">
      <number:number number:min-integer-digits="1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3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3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3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4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5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5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5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n" number:country="US">
      <number:minutes number:style="long"/>
      <number:text>:</number:text>
      <number:seconds number:style="long"/>
    </number:time-style>
    <number:time-style style:name="N10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US">
      <number:minutes number:style="long"/>
      <number:text>:</number:text>
      <number:seconds number:style="long" number:decimal-places="1"/>
    </number:time-style>
    <number:number-style style:name="N10139" number:language="en" number:country="US">
      <number:scientific-number number:decimal-places="1" number:min-integer-digits="3" number:min-exponent-digits="1"/>
    </number:number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nearity_20_Report_20_1" style:display-name="PageStyle_Linearity Repo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4-01-19T14:30:32</meta:creation-date>
    <dc:date>2014-05-19T17:41:10</dc:date>
    <meta:generator>LibreOffice/4.0.2.2$Linux_X86_64 LibreOffice_project/400m0$Build-2</meta:generator>
    <meta:editing-duration>PT13M22S</meta:editing-duration>
    <meta:editing-cycles>4</meta:editing-cycles>
    <meta:document-statistic meta:table-count="2" meta:cell-count="389" meta:object-count="0"/>
    <meta:user-defined meta:name="AppVersion">14.0300</meta:user-defined>
    <meta:user-defined meta:name="Company">M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